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 svg:font-family="arial"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Schoolbook L" svg:font-family="'Century Schoolbook L'" style:font-family-generic="swiss" style:font-pitch="variable"/>
    <style:font-face style:name="Courier 10 Pitch" svg:font-family="'Courier 10 Pitch'" style:font-family-generic="swiss" style:font-pitch="variable"/>
    <style:font-face style:name="FreeMono" svg:font-family="FreeMono" style:font-family-generic="swiss" style:font-pitch="variable"/>
    <style:font-face style:name="FreeSans" svg:font-family="FreeSans" style:font-family-generic="swiss" style:font-pitch="variable"/>
    <style:font-face style:name="Garuda" svg:font-family="Garuda" style:font-family-generic="swiss" style:font-pitch="variable"/>
    <style:font-face style:name="Liberation Sans" svg:font-family="'Liberation Sans'" style:font-family-generic="swiss" style:font-pitch="variable"/>
    <style:font-face style:name="gargi" svg:font-family="garg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Heading">
      <style:text-properties fo:color="#000000" style:font-name="arial" fo:language="es" fo:country="ES"/>
    </style:style>
    <style:style style:name="P2" style:family="paragraph" style:parent-style-name="Contents_20_Heading" style:master-page-name="Standard">
      <style:paragraph-properties style:page-number="auto" fo:break-before="page"/>
      <style:text-properties fo:color="#000000" style:font-name="arial"/>
    </style:style>
    <style:style style:name="P3" style:family="paragraph" style:parent-style-name="Contents_20_3">
      <style:paragraph-properties>
        <style:tab-stops>
          <style:tab-stop style:position="13.462cm" style:type="right" style:leader-style="dotted" style:leader-text="."/>
        </style:tab-stops>
      </style:paragraph-properties>
      <style:text-properties fo:color="#000000" style:font-name="arial"/>
    </style:style>
    <style:style style:name="P4" style:family="paragraph" style:parent-style-name="Text_20_body">
      <style:paragraph-properties fo:line-height="100%" fo:text-align="center" style:justify-single-word="false"/>
      <style:text-properties fo:font-variant="small-caps" fo:color="#000000" style:font-name="arial" fo:font-size="18pt" fo:font-style="normal" style:font-size-asian="18pt" style:font-style-asian="normal" style:font-size-complex="18pt" style:font-style-complex="normal"/>
    </style:style>
    <style:style style:name="P5" style:family="paragraph" style:parent-style-name="Text_20_body">
      <style:paragraph-properties fo:line-height="100%" fo:text-align="center" style:justify-single-word="false"/>
      <style:text-properties fo:font-variant="small-caps" fo:color="#000000" style:font-name="arial" fo:font-style="normal" style:font-style-asian="normal" style:font-style-complex="normal"/>
    </style:style>
    <style:style style:name="P6" style:family="paragraph" style:parent-style-name="Text_20_body">
      <style:paragraph-properties fo:line-height="100%" fo:text-align="center" style:justify-single-word="false"/>
      <style:text-properties fo:font-variant="small-caps" fo:color="#000000" style:font-name="arial" fo:font-size="16pt" fo:font-style="normal" style:font-size-asian="16pt" style:font-style-asian="normal" style:font-size-complex="16pt" style:font-style-complex="normal"/>
    </style:style>
    <style:style style:name="P7" style:family="paragraph" style:parent-style-name="Text_20_body">
      <style:paragraph-properties fo:line-height="100%" fo:text-align="center" style:justify-single-word="false"/>
      <style:text-properties fo:color="#000000" style:font-name="arial" fo:font-size="16pt" fo:font-style="normal" style:font-size-asian="16pt" style:font-style-asian="normal" style:font-size-complex="16pt" style:font-style-complex="normal"/>
    </style:style>
    <style:style style:name="P8" style:family="paragraph" style:parent-style-name="Text_20_body">
      <style:paragraph-properties fo:line-height="100%" fo:text-align="center" style:justify-single-word="false"/>
      <style:text-properties fo:color="#000000" style:font-name="arial"/>
    </style:style>
    <style:style style:name="P9" style:family="paragraph" style:parent-style-name="Text_20_body" style:master-page-name="Standard">
      <style:paragraph-properties fo:line-height="100%" fo:text-align="center" style:justify-single-word="false" style:page-number="auto" fo:break-before="auto" fo:break-after="auto">
        <style:tab-stops>
          <style:tab-stop style:position="0.76cm"/>
        </style:tab-stops>
      </style:paragraph-properties>
    </style:style>
    <style:style style:name="P10" style:family="paragraph" style:parent-style-name="Text_20_body">
      <style:paragraph-properties fo:margin-top="0cm" fo:margin-bottom="0.494cm" fo:line-height="100%" fo:text-align="center" style:justify-single-word="false"/>
      <style:text-properties fo:font-variant="small-caps" fo:color="#000000" style:font-name="arial" fo:font-size="18pt" fo:font-style="normal" style:font-size-asian="18pt" style:font-style-asian="normal" style:font-size-complex="18pt" style:font-style-complex="normal"/>
    </style:style>
    <style:style style:name="P11" style:family="paragraph" style:parent-style-name="Text_20_body">
      <style:paragraph-properties fo:margin-top="0cm" fo:margin-bottom="0.494cm" fo:line-height="100%" fo:text-align="center" style:justify-single-word="false"/>
      <style:text-properties fo:font-variant="small-caps" fo:color="#000000" style:font-name="arial" fo:font-size="16pt" fo:font-style="normal" style:font-size-asian="16pt" style:font-style-asian="normal" style:font-size-complex="16pt" style:font-style-complex="normal"/>
    </style:style>
    <style:style style:name="P12" style:family="paragraph" style:parent-style-name="Contents_20_1">
      <style:paragraph-properties>
        <style:tab-stops>
          <style:tab-stop style:position="14.46cm" style:type="right" style:leader-style="dotted" style:leader-text="."/>
        </style:tab-stops>
      </style:paragraph-properties>
      <style:text-properties fo:color="#000000" style:font-name="arial"/>
    </style:style>
    <style:style style:name="P13" style:family="paragraph" style:parent-style-name="Contents_20_2">
      <style:paragraph-properties>
        <style:tab-stops>
          <style:tab-stop style:position="13.961cm" style:type="right" style:leader-style="dotted" style:leader-text="."/>
        </style:tab-stops>
      </style:paragraph-properties>
      <style:text-properties fo:color="#000000" style:font-name="arial"/>
    </style:style>
    <style:style style:name="P14" style:family="paragraph" style:parent-style-name="Standard" style:list-style-name="LS3">
      <style:text-properties fo:color="#000000" style:font-name="arial" fo:language="es" fo:country="ES"/>
    </style:style>
    <style:style style:name="P15" style:family="paragraph" style:parent-style-name="Standard" style:list-style-name="LS2">
      <style:text-properties fo:color="#000000" style:font-name="arial" fo:language="es" fo:country="ES"/>
    </style:style>
    <style:style style:name="P16" style:family="paragraph" style:parent-style-name="Standard" style:list-style-name="">
      <style:text-properties fo:color="#000000" style:font-name="arial" fo:language="es" fo:country="ES"/>
    </style:style>
    <style:style style:name="P17" style:family="paragraph" style:parent-style-name="Standard" style:list-style-name="LS2">
      <style:paragraph-properties fo:text-align="justify" style:justify-single-word="false"/>
      <style:text-properties fo:color="#000000" style:font-name="arial" fo:language="es" fo:country="ES"/>
    </style:style>
    <style:style style:name="P18" style:family="paragraph" style:parent-style-name="Standard" style:list-style-name="">
      <style:paragraph-properties fo:text-align="justify" style:justify-single-word="false"/>
      <style:text-properties fo:color="#000000" style:font-name="arial" fo:language="es" fo:country="ES"/>
    </style:style>
    <style:style style:name="P19" style:family="paragraph" style:parent-style-name="Standard">
      <style:paragraph-properties fo:margin-left="0cm" fo:margin-right="0cm" fo:text-indent="1.27cm" style:auto-text-indent="false" fo:break-before="auto" fo:break-after="auto" style:writing-mode="lr-tb"/>
      <style:text-properties fo:color="#000000" style:font-name="arial" fo:language="es" fo:country="ES"/>
    </style:style>
    <style:style style:name="P20" style:family="paragraph" style:parent-style-name="Standard">
      <style:paragraph-properties fo:margin-left="0cm" fo:margin-right="0cm" fo:text-align="justify" style:justify-single-word="false" fo:text-indent="1.27cm" style:auto-text-indent="false" fo:break-before="auto" fo:break-after="auto" style:writing-mode="lr-tb"/>
      <style:text-properties fo:color="#000000" style:font-name="arial" fo:language="es" fo:country="ES"/>
    </style:style>
    <style:style style:name="P2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writing-mode="lr-tb"/>
      <style:text-properties fo:color="#000000" style:font-name="arial" fo:language="es" fo:country="ES"/>
    </style:style>
    <style:style style:name="P22"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writing-mode="lr-tb"/>
      <style:text-properties fo:color="#000000" style:font-name="arial" fo:language="es" fo:country="ES"/>
    </style:style>
    <style:style style:name="P23" style:family="paragraph" style:parent-style-name="Standard">
      <style:paragraph-properties fo:margin-left="0cm" fo:margin-right="0cm" fo:margin-top="0cm" fo:margin-bottom="0cm" fo:line-height="150%" fo:text-align="justify" style:justify-single-word="false" fo:text-indent="1.27cm" style:auto-text-indent="false" style:writing-mode="lr-tb"/>
      <style:text-properties fo:color="#000000" style:font-name="arial" fo:language="es" fo:country="ES"/>
    </style:style>
    <style:style style:name="P24" style:family="paragraph" style:parent-style-name="Standard">
      <style:paragraph-properties fo:margin-left="0cm" fo:margin-right="0cm" fo:text-indent="1.27cm" style:auto-text-indent="false" style:writing-mode="lr-tb"/>
      <style:text-properties fo:color="#000000" style:font-name="arial" fo:language="es" fo:country="ES"/>
    </style:style>
    <style:style style:name="P25" style:family="paragraph" style:parent-style-name="Standard" style:list-style-name="LS1">
      <style:paragraph-properties fo:margin-top="0cm" fo:margin-bottom="0cm" fo:text-align="justify" style:justify-single-word="false" fo:break-before="auto" fo:break-after="auto" style:writing-mode="lr-tb"/>
      <style:text-properties fo:color="#000000" style:font-name="arial" fo:language="es" fo:country="ES"/>
    </style:style>
    <style:style style:name="P26" style:family="paragraph" style:parent-style-name="Standard" style:list-style-name="LS2">
      <style:paragraph-properties fo:margin-top="0cm" fo:margin-bottom="0cm" fo:break-before="auto" fo:break-after="auto" style:writing-mode="lr-tb"/>
      <style:text-properties fo:color="#000000" style:font-name="arial" fo:language="es" fo:country="ES"/>
    </style:style>
    <style:style style:name="P27" style:family="paragraph" style:parent-style-name="Standard">
      <style:paragraph-properties fo:margin-left="-0.026cm" fo:margin-right="0cm" fo:text-align="justify" style:justify-single-word="false" fo:text-indent="1.296cm" style:auto-text-indent="false">
        <style:tab-stops>
          <style:tab-stop style:position="-0.397cm"/>
        </style:tab-stops>
      </style:paragraph-properties>
      <style:text-properties fo:color="#000000" style:font-name="arial" fo:language="es" fo:country="ES"/>
    </style:style>
    <style:style style:name="P2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font-name="arial" fo:language="es" fo:country="ES"/>
    </style:style>
    <style:style style:name="P29" style:family="paragraph" style:parent-style-name="Standard" style:list-style-name="LS3">
      <style:paragraph-properties fo:margin-left="0cm" fo:margin-right="0cm" fo:margin-top="0cm" fo:margin-bottom="0cm" fo:line-height="115%" fo:text-align="start" style:justify-single-word="false" fo:text-indent="0cm" style:auto-text-indent="false" fo:break-before="auto" fo:break-after="auto" style:writing-mode="lr-tb"/>
      <style:text-properties fo:color="#000000" style:font-name="arial" fo:language="es" fo:country="ES"/>
    </style:style>
    <style:style style:name="P30" style:family="paragraph" style:parent-style-name="Standard" style:list-style-name="LS2">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font-name="arial" fo:language="es" fo:country="ES"/>
    </style:style>
    <style:style style:name="P3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writing-mode="lr-tb"/>
      <style:text-properties fo:color="#000000" style:font-name="arial" fo:language="es" fo:country="ES"/>
    </style:style>
    <style:style style:name="P32" style:family="paragraph" style:parent-style-name="Standard">
      <style:paragraph-properties fo:margin-left="0cm" fo:margin-right="0cm" fo:text-align="justify" style:justify-single-word="false" fo:text-indent="0cm" style:auto-text-indent="false" fo:break-before="auto" fo:break-after="auto" style:writing-mode="lr-tb"/>
      <style:text-properties fo:color="#000000" style:font-name="arial" fo:language="es" fo:country="ES"/>
    </style:style>
    <style:style style:name="P33" style:family="paragraph" style:parent-style-name="Standard">
      <style:paragraph-properties fo:margin-left="0cm" fo:margin-right="0cm" fo:text-align="justify" style:justify-single-word="false" fo:text-indent="0cm" style:auto-text-indent="false" style:writing-mode="lr-tb"/>
      <style:text-properties fo:color="#000000" style:font-name="arial" fo:language="es" fo:country="ES"/>
    </style:style>
    <style:style style:name="P34" style:family="paragraph" style:parent-style-name="Standard">
      <style:paragraph-properties fo:margin-left="0cm" fo:margin-right="0cm" fo:text-align="justify" style:justify-single-word="false" fo:text-indent="0cm" style:auto-text-indent="false">
        <style:tab-stops/>
      </style:paragraph-properties>
      <style:text-properties fo:color="#000000" style:text-line-through-style="none" style:font-name="arial" fo:language="es" fo:country="ES" fo:font-style="normal" style:text-underline-style="none" style:font-name-asian="Arial" style:font-style-asian="normal" style:font-name-complex="Arial" style:font-style-complex="normal"/>
    </style:style>
    <style:style style:name="P35" style:family="paragraph" style:parent-style-name="Standard">
      <style:paragraph-properties fo:margin-left="-0.026cm" fo:margin-right="0cm" fo:margin-top="0cm" fo:margin-bottom="0cm" fo:line-height="115%" fo:text-align="justify" style:justify-single-word="false" fo:text-indent="1.27cm" style:auto-text-indent="false" fo:break-before="auto" fo:break-after="auto" style:writing-mode="lr-tb"/>
      <style:text-properties fo:color="#000000" style:font-name="arial" fo:language="es" fo:country="ES"/>
    </style:style>
    <style:style style:name="P36" style:family="paragraph" style:parent-style-name="Standard">
      <style:paragraph-properties fo:break-before="auto" fo:break-after="auto" style:writing-mode="lr-tb"/>
      <style:text-properties fo:color="#000000" style:font-name="arial" fo:language="es" fo:country="ES"/>
    </style:style>
    <style:style style:name="P37" style:family="paragraph" style:parent-style-name="Standard">
      <style:paragraph-properties fo:text-align="justify" style:justify-single-word="false" fo:break-before="auto" fo:break-after="auto" style:writing-mode="lr-tb"/>
      <style:text-properties fo:color="#000000" style:font-name="arial" fo:language="es" fo:country="ES"/>
    </style:style>
    <style:style style:name="P38" style:family="paragraph" style:parent-style-name="Standard">
      <style:paragraph-properties style:writing-mode="lr-tb"/>
      <style:text-properties fo:color="#000000" style:font-name="arial" fo:language="es" fo:country="ES"/>
    </style:style>
    <style:style style:name="P39" style:family="paragraph" style:parent-style-name="Standard">
      <style:paragraph-properties fo:text-align="justify" style:justify-single-word="false" style:writing-mode="lr-tb"/>
      <style:text-properties fo:color="#000000" style:font-name="arial" fo:language="es" fo:country="ES"/>
    </style:style>
    <style:style style:name="P40" style:family="paragraph" style:parent-style-name="Standard">
      <style:paragraph-properties fo:margin-left="0cm" fo:margin-right="0cm" fo:text-align="justify" style:justify-single-word="false" fo:text-indent="1.296cm" style:auto-text-indent="false">
        <style:tab-stops/>
      </style:paragraph-properties>
      <style:text-properties fo:color="#000000" style:font-name="arial"/>
    </style:style>
    <style:style style:name="P41" style:family="paragraph" style:parent-style-name="Standard">
      <style:paragraph-properties fo:margin-left="0cm" fo:margin-right="0cm" fo:text-align="justify" style:justify-single-word="false" fo:text-indent="1.323cm" style:auto-text-indent="false">
        <style:tab-stops/>
      </style:paragraph-properties>
      <style:text-properties fo:color="#000000" style:font-name="arial"/>
    </style:style>
    <style:style style:name="P42" style:family="paragraph" style:parent-style-name="Preformatted_20_Text" style:list-style-name="LS1">
      <style:paragraph-properties fo:margin-left="0.688cm" fo:margin-right="0cm" fo:margin-top="0cm" fo:margin-bottom="0.199cm" fo:text-indent="-0.635cm" style:auto-text-indent="false">
        <style:tab-stops/>
      </style:paragraph-properties>
      <style:text-properties fo:color="#000000" style:font-name="arial" fo:font-size="12pt" style:font-size-asian="12pt" style:font-size-complex="12pt"/>
    </style:style>
    <style:style style:name="P43" style:family="paragraph" style:parent-style-name="Heading_20_3">
      <style:paragraph-properties fo:break-before="auto" fo:break-after="auto" style:writing-mode="lr-tb"/>
      <style:text-properties fo:color="#000000" style:font-name="arial" fo:language="es" fo:country="ES"/>
    </style:style>
    <style:style style:name="P44" style:family="paragraph" style:parent-style-name="Heading_20_3">
      <style:paragraph-properties fo:text-align="justify" style:justify-single-word="false" fo:break-before="auto" fo:break-after="auto" style:writing-mode="lr-tb"/>
      <style:text-properties fo:color="#000000" style:font-name="arial" fo:language="es" fo:country="ES"/>
    </style:style>
    <style:style style:name="P45" style:family="paragraph" style:parent-style-name="Heading_20_3">
      <style:paragraph-properties fo:margin-left="-0.026cm" fo:margin-right="0cm" fo:text-align="justify" style:justify-single-word="false" fo:text-indent="0cm" style:auto-text-indent="false" fo:break-before="auto" fo:break-after="auto" style:writing-mode="lr-tb">
        <style:tab-stops>
          <style:tab-stop style:position="-0.397cm"/>
        </style:tab-stops>
      </style:paragraph-properties>
      <style:text-properties fo:color="#000000" style:font-name="arial" fo:font-size="11pt" fo:language="es" fo:country="ES" style:font-size-asian="11pt" style:font-size-complex="11pt"/>
    </style:style>
    <style:style style:name="P46" style:family="paragraph" style:parent-style-name="Heading_20_3">
      <style:paragraph-properties style:writing-mode="lr-tb"/>
      <style:text-properties fo:color="#000000" style:font-name="arial" fo:language="es" fo:country="ES"/>
    </style:style>
    <style:style style:name="P47" style:family="paragraph" style:parent-style-name="Heading_20_3">
      <style:paragraph-properties fo:margin-top="0.494cm" fo:margin-bottom="0.141cm" style:writing-mode="lr-tb"/>
      <style:text-properties fo:color="#000000" style:font-name="arial" fo:language="es" fo:country="ES"/>
    </style:style>
    <style:style style:name="P48" style:family="paragraph" style:parent-style-name="Heading_20_3">
      <style:paragraph-properties fo:margin-top="0.494cm" fo:margin-bottom="0.141cm" style:writing-mode="lr-tb"/>
      <style:text-properties fo:color="#000000" style:font-name="arial" fo:font-size="11pt" fo:language="es" fo:country="ES" style:font-size-asian="11pt" style:font-size-complex="11pt"/>
    </style:style>
    <style:style style:name="P49" style:family="paragraph" style:parent-style-name="Heading_20_3">
      <style:paragraph-properties fo:margin-left="0cm" fo:margin-right="0cm" fo:line-height="150%" fo:text-align="start" style:justify-single-word="false" fo:orphans="2" fo:widows="2" fo:text-indent="0cm" style:auto-text-indent="false"/>
      <style:text-properties fo:color="#000000" style:text-line-through-style="none" style:font-name="arial" fo:font-size="11pt" fo:language="es" fo:country="ES" fo:font-style="normal" style:text-underline-style="none" style:font-name-asian="Arial" style:font-size-asian="11pt" style:font-style-asian="normal" style:font-name-complex="Arial" style:font-size-complex="11pt" style:font-style-complex="normal"/>
    </style:style>
    <style:style style:name="P50" style:family="paragraph" style:parent-style-name="Heading_20_3">
      <style:paragraph-properties fo:margin-left="0cm" fo:margin-right="0cm" fo:line-height="150%" fo:text-align="start" style:justify-single-word="false" fo:orphans="2" fo:widows="2" fo:text-indent="0cm" style:auto-text-indent="false"/>
      <style:text-properties fo:color="#000000" style:font-name="arial" fo:language="es" fo:country="ES"/>
    </style:style>
    <style:style style:name="P51" style:family="paragraph" style:parent-style-name="Heading_20_3">
      <style:paragraph-properties fo:margin-left="0cm" fo:margin-right="0cm" fo:margin-top="0.494cm" fo:margin-bottom="0cm" fo:line-height="150%" fo:text-align="start" style:justify-single-word="false" fo:text-indent="0cm" style:auto-text-indent="false" fo:break-before="auto" fo:break-after="auto" style:writing-mode="lr-tb"/>
      <style:text-properties fo:color="#000000" style:font-name="arial" fo:language="es" fo:country="ES"/>
    </style:style>
    <style:style style:name="P52" style:family="paragraph" style:parent-style-name="Heading_20_2">
      <style:paragraph-properties fo:break-before="auto" fo:break-after="auto" style:writing-mode="lr-tb"/>
      <style:text-properties fo:color="#000000" style:font-name="arial" fo:language="es" fo:country="ES"/>
    </style:style>
    <style:style style:name="P53"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text-properties fo:color="#000000" style:font-name="arial" fo:language="es" fo:country="ES"/>
    </style:style>
    <style:style style:name="P54" style:family="paragraph" style:parent-style-name="Heading_20_1">
      <style:paragraph-properties fo:text-align="start" style:justify-single-word="false" fo:break-before="page" style:writing-mode="lr-tb"/>
      <style:text-properties fo:color="#000000" style:font-name="arial" fo:font-size="17pt" fo:language="es" fo:country="ES" style:font-size-asian="17pt" style:font-size-complex="17pt"/>
    </style:style>
    <style:style style:name="T1" style:family="text">
      <style:text-properties fo:font-weight="bold" style:font-weight-asian="bold" style:font-weight-complex="bold"/>
    </style:style>
    <style:style style:name="T2" style:family="text">
      <style:text-properties fo:font-variant="normal" fo:text-transform="none" style:text-line-through-style="none" fo:font-size="11pt" fo:letter-spacing="normal" fo:language="es" fo:country="ES" fo:font-style="normal" style:text-underline-style="none" fo:font-weight="normal" fo:background-color="transparent" style:font-name-asian="Arial" style:font-size-asian="11pt" style:font-style-asian="normal" style:font-name-complex="Arial" style:font-size-complex="11pt" style:font-style-complex="normal"/>
    </style:style>
    <style:style style:name="T3" style:family="text">
      <style:text-properties fo:font-variant="small-caps" fo:color="#000000" style:font-name="arial" fo:font-size="18pt" fo:font-style="normal"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font-variant="small-caps" fo:font-size="16pt" fo:font-style="normal" style:font-size-asian="16pt" style:font-style-asian="normal" style:font-size-complex="16pt" style:font-style-complex="normal"/>
    </style:style>
    <style:style style:name="T5" style:family="text">
      <style:text-properties fo:language="es" fo:country="ES"/>
    </style:style>
    <style:style style:name="T6" style:family="text">
      <style:text-properties style:text-line-through-style="none" fo:font-style="normal" style:text-underline-style="none" style:font-name-asian="Arial" style:font-style-asian="normal" style:font-name-complex="Arial" style:font-style-complex="normal"/>
    </style:style>
    <style:style style:name="T7" style:family="text">
      <style:text-properties style:text-line-through-style="none" fo:language="es" fo:country="ES" fo:font-style="normal" style:text-underline-style="none" style:font-name-asian="Arial" style:font-style-asian="normal" style:font-name-complex="Arial" style:font-style-complex="normal"/>
    </style:style>
    <style:style style:name="T8" style:family="text">
      <style:text-properties style:text-line-through-style="none" fo:language="es" fo:country="ES" fo:font-style="normal" style:text-underline-style="none" fo:background-color="transparent" style:font-name-asian="Arial" style:font-style-asian="normal" style:font-name-complex="Ari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Default_20_Paragraph_20_Font"><text:span text:style-name="T3">Universidad Nacional De Asunción</text:span></text:span></text:p>
      <text:p text:style-name="P4">Facultad Politécnica</text:p>
      <text:p text:style-name="P4"/>
      <text:p text:style-name="P4"/>
      <text:p text:style-name="P5"/>
      <text:p text:style-name="P4">SISTEMA ADMINISTRADOR DE PROYECTOS (SAP)</text:p>
      <text:p text:style-name="P4"/>
      <text:p text:style-name="P4"/>
      <text:p text:style-name="P4">Gestión de Configuración- Especificación de Formatos para la Documentación </text:p>
      <text:p text:style-name="P10"/>
      <text:p text:style-name="P10"/>
      <text:p text:style-name="P6">Elaborado por:</text:p>
      <text:p text:style-name="P11">DUARTE ACOSTA, RAQUEL</text:p>
      <text:p text:style-name="P11">PÉREZ MIRANDA, LILA PAMELA</text:p>
      <text:p text:style-name="P11">VÁZQUEZ GODOY, MARIA ELENA</text:p>
      <text:p text:style-name="P11"/>
      <text:p text:style-name="P11"/>
      <text:p text:style-name="P7">Dirigido por:</text:p>
      <text:p text:style-name="P7">MS. Guillermo Jacobo González Rodas </text:p>
      <text:p text:style-name="P6"/>
      <text:p text:style-name="P6"/>
      <text:p text:style-name="P6"/>
      <text:p text:style-name="P8"><text:span text:style-name="T4">San Lorenzo-2013</text:span></text:p>
      <text:table-of-content text:style-name="Sect1" text:name="Índice de contenido1">
        <text:table-of-content-source text:outline-level="10" text:use-outline-level="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Índice de contenido</text:p>
          </text:index-title>
          <text:p text:style-name="P12">Formato Estándar para Documentos del Proyecto<text:tab/>3</text:p>
          <text:p text:style-name="P13">1. Propósito<text:tab/>3</text:p>
          <text:p text:style-name="P13">2. En archivos<text:tab/>3</text:p>
          <text:p text:style-name="P3">2.1. Nombres<text:tab/>3</text:p>
          <text:p text:style-name="P3">2.2. Formato de los Documentos<text:tab/>3</text:p>
          <text:p text:style-name="P3">2.3. Versiones<text:tab/>3</text:p>
          <text:p text:style-name="P13">3. En Documentos<text:tab/>4</text:p>
          <text:p text:style-name="P3">3.1. Tipo de Documentos<text:tab/>4</text:p>
          <text:p text:style-name="P3">3.2. Títulos<text:tab/>4</text:p>
          <text:p text:style-name="P3">3.3. Esquema de Numeraciones<text:tab/>4</text:p>
          <text:p text:style-name="P3">3.4. Viñetas<text:tab/>5</text:p>
          <text:p text:style-name="P3">3.5. Encabezamiento y pie de página<text:tab/>5</text:p>
          <text:p text:style-name="P3">3.6. Márgenes<text:tab/>6</text:p>
          <text:p text:style-name="P3">3.7. Párrafos<text:tab/>6</text:p>
          <text:p text:style-name="P3">3.8. Sangría<text:tab/>6</text:p>
          <text:p text:style-name="P3">3.9. Índices<text:tab/>6</text:p>
          <text:p text:style-name="P3">3.10. Figuras<text:tab/>6</text:p>
          <text:p text:style-name="P3">3.11. Tablas<text:tab/>6</text:p>
          <text:p text:style-name="P3">3.12. Código<text:tab/>7</text:p>
          <text:p text:style-name="P3">3.13. Portada<text:tab/>7</text:p>
          <text:p text:style-name="P3">3.14. Tamaño de página<text:tab/>7</text:p>
          <text:p text:style-name="P3">3.15. Estructura del documento<text:tab/>7</text:p>
        </text:index-body>
      </text:table-of-content>
      <text:p text:style-name="P1"/>
      <text:h text:style-name="P54" text:outline-level="10"><text:bookmark-start text:name="h.lmg1cn5g3eve"/><text:toc-mark-start text:id="IMark207116100" text:outline-level="1"/>Formato<text:bookmark-end text:name="h.lmg1cn5g3eve"/> Estándar para Documentos del Proyecto<text:toc-mark-end text:id="IMark207116100"/></text:h>
      <text:h text:style-name="P52" text:outline-level="10"><text:bookmark-start text:name="h.3ssjbxjuq9ea"/><text:toc-mark-start text:id="IMark207116100" text:outline-level="2"/>1.<text:bookmark-end text:name="h.3ssjbxjuq9ea"/> Propósito<text:toc-mark-end text:id="IMark207116100"/></text:h>
      <text:p text:style-name="P20">El presente documento establece los estándares que serán utilizados en el proceso de Gestión de Configuración de Software, lo que ayudará a la organización y mantenimiento de los artefactos que se vayan elaborando en el transcurso del proyecto de software.</text:p>
      <text:h text:style-name="P53" text:outline-level="10"><text:bookmark-start text:name="h.h0poaffnvddj"/><text:toc-mark-start text:id="IMark207116100" text:outline-level="2"/>2.<text:bookmark-end text:name="h.h0poaffnvddj"/> En archivos<text:toc-mark-end text:id="IMark207116100"/></text:h>
      <text:h text:style-name="P43" text:outline-level="10"><text:bookmark-start text:name="h.efow2afenj76"/><text:toc-mark-start text:id="IMark207116100" text:outline-level="3"/>2.1.<text:bookmark-end text:name="h.efow2afenj76"/> Nombres<text:toc-mark-end text:id="IMark207116100"/></text:h>
      <text:list xml:id="list5895677501" text:style-name="LS1">
        <text:list-item>
          <text:p text:style-name="P25">No deben poseer ningún tipo de acentuación.</text:p>
        </text:list-item>
        <text:list-item>
          <text:p text:style-name="P25">Para la composición de nombres se tendrán en cuenta solamente los caracteres ASCII.</text:p>
        </text:list-item>
        <text:list-item>
          <text:p text:style-name="P25">Se podrán utilizar en la composición de nombres: letras, dígitos numéricos,guiones y signos de puntuación.</text:p>
        </text:list-item>
        <text:list-item>
          <text:p text:style-name="P42">No se utilizará apóstrofe. </text:p>
        </text:list-item>
        <text:list-item>
          <text:p text:style-name="P42">No se utilizará la letra Ñ o ñ. </text:p>
        </text:list-item>
        <text:list-item>
          <text:p text:style-name="P42">Las letras Ñ o ñ, serán reemplazadas por las letras NH o nh. </text:p>
        </text:list-item>
        <text:list-item>
          <text:p text:style-name="P42">No se utilizarán espacios en blanco. </text:p>
        </text:list-item>
        <text:list-item>
          <text:p text:style-name="P42"><text:span text:style-name="T5">El espacio en blanco será reemplazado por guión bajo.</text:span></text:p>
        </text:list-item>
      </text:list>
      <text:h text:style-name="P43" text:outline-level="10"><text:bookmark-start text:name="h.3ldwwhvuaxwb"/><text:toc-mark-start text:id="IMark181853972" text:outline-level="3"/>2.2.<text:bookmark-end text:name="h.3ldwwhvuaxwb"/> <text:span text:style-name="T1">Formato de los Documentos</text:span><text:toc-mark-end text:id="IMark181853972"/></text:h>
      <text:p text:style-name="P20">Se utilizará el “Formato de Documento Abierto para Aplicaciones Ofimáticas”.</text:p>
      <text:h text:style-name="P43" text:outline-level="10"><text:bookmark-start text:name="h.cqpqlh42ko8b"/><text:toc-mark-start text:id="IMark198152484" text:outline-level="3"/>2.3.<text:bookmark-end text:name="h.cqpqlh42ko8b"/> <text:span text:style-name="T1">Versiones</text:span><text:toc-mark-end text:id="IMark198152484"/></text:h>
      <text:p text:style-name="P21">Los archivos que pasarán por varias modificaciones y revisiones deberán tener un sistema de nombrado de versiones que se establecerá de la siguiente manera:</text:p>
      <text:p text:style-name="P19"/>
      <text:p text:style-name="P24">TítulodelDocumento_Fecha_version.Extensión de Archivo</text:p>
      <text:p text:style-name="P21"/>
      <text:p text:style-name="P23">El título del documento tendrá un formato de Mayúscula Inicial en cada Palabra. El mismo estará separado de la fecha de ultima modificación <text:s/>por un guión bajo seguido del número de versión del documento a excepción de la primera versión. </text:p>
      <text:p text:style-name="P23">La Fecha será establecida con los campos de tiempo: añomesdia. Un ejemplo de lo dicho sería: EspecificacionCasoUso_20130315.odt, donde 20130315 hace referencia al dia 15 del mes de marzo del 2013.</text:p>
      <text:p text:style-name="P23">La versión estará establecida por: vnumeroversion. Como por ejemplo: <text:soft-page-break/>EspecificacionCasoUso_20130318_v2.odt, donde v2 hace referencia a la versión numero dos del documento.</text:p>
      <text:h text:style-name="P53" text:outline-level="10"><text:bookmark-start text:name="h.6nnuzgtogunf"/><text:toc-mark-start text:id="IMark196469300" text:outline-level="2"/>3.<text:bookmark-end text:name="h.6nnuzgtogunf"/> En Documentos<text:toc-mark-end text:id="IMark196469300"/></text:h>
      <text:h text:style-name="P43" text:outline-level="10"><text:bookmark-start text:name="h.c11mbpi89olc1"/><text:toc-mark-start text:id="IMark200206116" text:outline-level="3"/>3.1.<text:bookmark-end text:name="h.c11mbpi89olc1"/> Tipo de Documentos<text:toc-mark-end text:id="IMark200206116"/></text:h>
      <text:h text:style-name="P27" text:outline-level="9">Los tipos de documentos que se ajustarán a los estándares definidos en el presente documento serán en un principio, todos los que puedan considerarse como artefactos de software que requieran de una documentación basada en el lenguaje común así como de gráficos como tablas y similares.</text:h>
      <text:h text:style-name="P27" text:outline-level="9">Así pues, entre los documentos que se apegarán a estas convenciones tenemos al ERS (Especificación de los Requerimientos de Software), Diseño del Proyecto, Informes, Planificación de Actividades y otros documentos que puedan ir surgiendo.</text:h>
      <text:h text:style-name="P45" text:outline-level="10"><text:bookmark-start text:name="h.c11mbpi89olc11"/>3.1.<text:bookmark-end text:name="h.c11mbpi89olc11"/>1. Planillas de Cálculo</text:h>
      <text:h text:style-name="P27" text:outline-level="9">En el caso particular de las planillas de cálculo, estas contarán con la información necesaria para identificar al grupo de trabajo, ya sea en una hoja separada (La primera) o antes del contenido principal de la misma.</text:h>
      <text:h text:style-name="P27" text:outline-level="9">El documento de Planificación de Actividades consistirá en una planilla de cálculo, en la cual se establecerán el grado de importancia o de cumplimiento de los plazos fijados mediante la utilización de colores para referenciarlos. Todo elemento empleado en la tabla deberá explicarse en una tabla separada a modo de referencia.</text:h>
      <text:h text:style-name="P46" text:outline-level="10"><text:bookmark-start text:name="h.c11mbpi89olc"/><text:toc-mark-start text:id="IMark199314148" text:outline-level="3"/>3.2.<text:bookmark-end text:name="h.c11mbpi89olc"/> Títulos<text:toc-mark-end text:id="IMark199314148"/></text:h>
      <text:p text:style-name="P28"><text:tab/>Al esquema de títulos se le deberán establecer con los siguientes estilos:</text:p>
      <text:list xml:id="list183717140" text:style-name="LS2">
        <text:list-item>
          <text:p text:style-name="P26">Tipografía: Arial</text:p>
        </text:list-item>
        <text:list-item>
          <text:p text:style-name="P26">Estilo de fuente: Negrita</text:p>
        </text:list-item>
      </text:list>
      <text:p text:style-name="P35">Relativamente el tamaño variará dependiendo de como se encuentre el título en la jerarquía.</text:p>
      <text:list xml:id="list909162470" text:style-name="LS3">
        <text:list-item>
          <text:p text:style-name="P29">Título Principal con tamaño de fuente de 18px</text:p>
        </text:list-item>
        <text:list-item>
          <text:p text:style-name="P29">Título Secundario con tamaño de fuente de 14px</text:p>
        </text:list-item>
        <text:list-item>
          <text:p text:style-name="P14">Título Terciario con tamaño de fuente de 12px</text:p>
        </text:list-item>
        <text:list-item>
          <text:p text:style-name="P14">Títulos de profundidades superiores con un tamaño de fuente de 11px</text:p>
        </text:list-item>
      </text:list>
      <text:h text:style-name="P47" text:outline-level="10"><text:bookmark-start text:name="h.mtenj5r7ekqc"/><text:toc-mark-start text:id="IMark196469300" text:outline-level="3"/>3.3.<text:bookmark-end text:name="h.mtenj5r7ekqc"/> Esquema de Numeraciones<text:toc-mark-end text:id="IMark196469300"/></text:h>
      <text:h text:style-name="P48" text:outline-level="10">3.3.1. Para títulos</text:h>
      <text:p text:style-name="P37"><text:tab/>Los títulos de sección así como los subtítulos emplearán el siguiente formato en cuanto a la numeración:</text:p>
      <text:p text:style-name="P36"><text:tab/>1. Título de sección 1.</text:p>
      <text:p text:style-name="P36"><text:tab/>1.1. Subtítulo nivel 1.</text:p>
      <text:p text:style-name="P36"><text:tab/>1.1.2. Subtítulo nivel 2.</text:p>
      <text:p text:style-name="P36"><text:tab/>….</text:p>
      <text:p text:style-name="P36"><text:tab/>2. Título de sección 2.</text:p>
      <text:p text:style-name="P36"><text:tab/>2.1. Subtítulo nivel 1.</text:p>
      <text:p text:style-name="P36"><text:tab/>….</text:p>
      <text:h text:style-name="P49" text:outline-level="10"><text:soft-page-break/>3.3.2. Para citaciones</text:h>
      <text:p text:style-name="P39"><text:tab/>Las citas de elementos enumerados serán realizadas empleando números seguidos por un punto. Con una separación de una tabulación del margen. Por ejemplo:</text:p>
      <text:p text:style-name="P38"><text:tab/>1. Elemento 1</text:p>
      <text:p text:style-name="P38"><text:tab/>2. Elemento 2</text:p>
      <text:p text:style-name="P38"><text:tab/>...</text:p>
      <text:h text:style-name="P49" text:outline-level="10"><text:bookmark-start text:name="h.e256j5aqgfr2"/>3.3.<text:bookmark-end text:name="h.e256j5aqgfr2"/>3. Para páginas</text:h>
      <text:p text:style-name="P37"><text:tab/>Se enumeran todas las páginas, desde la página de título hasta la página de</text:p>
      <text:p text:style-name="P37">referencias, el número deberá ir en la esquina inferior derecha de la página.</text:p>
      <text:h text:style-name="P44" text:outline-level="10"><text:bookmark-start text:name="h.d1lxes6d2qni1"/><text:toc-mark-start text:id="IMark187456084" text:outline-level="3"/>3.4.<text:bookmark-end text:name="h.d1lxes6d2qni1"/> Viñetas<text:toc-mark-end text:id="IMark187456084"/></text:h>
      <text:p text:style-name="P39"><text:tab/>Elementos citados no enumerados serán realizados utilizando viñetas con el símbolo de un circulo negro, con una separación de una tabulación del margen para el texto. Ejemplo:</text:p>
      <text:list xml:id="list1362798429" text:continue-numbering="true" text:style-name="LS3">
        <text:list-item>
          <text:p text:style-name="P14">Elemento 1</text:p>
        </text:list-item>
        <text:list-item>
          <text:p text:style-name="P14">Elemento 2</text:p>
        </text:list-item>
        <text:list-item>
          <text:p text:style-name="P14">...</text:p>
        </text:list-item>
      </text:list>
      <text:h text:style-name="P43" text:outline-level="10"><text:bookmark-start text:name="h.d1lxes6d2qni"/><text:toc-mark-start text:id="IMark187456084" text:outline-level="3"/>3.5.<text:bookmark-end text:name="h.d1lxes6d2qni"/> Encabezamiento y pie de página<text:toc-mark-end text:id="IMark187456084"/></text:h>
      <text:p text:style-name="P32"><text:tab/>En el encabezado se deberán especificar el nombre del proyecto en la esquina superior derecha., el nombre del tipo de documento redactado en la esquina superior izquierda.</text:p>
      <text:p text:style-name="P33"><text:tab/>En el pie de página se especificará el número de página en el lado derecho.</text:p>
      <text:p text:style-name="P33"><text:tab/>Los mismos deberán estar en Arial en tamaño 11, negrita.</text:p>
      <text:h text:style-name="P46" text:outline-level="10"><text:bookmark-start text:name="h.96hu1kwnolgx"/><text:toc-mark-start text:id="IMark205944916" text:outline-level="3"/>3.<text:bookmark-end text:name="h.96hu1kwnolgx"/>6. Márgenes<text:toc-mark-end text:id="IMark205944916"/></text:h>
      <text:p text:style-name="P22">Se tendrá en cuenta dos centímetros en los márgenes superior, inferior y derecho de la página. El margen izquierdo deberá ser de 3 cm.</text:p>
      <text:h text:style-name="P43" text:outline-level="10"><text:bookmark-start text:name="h.s10767wfy4y"/><text:toc-mark-start text:id="IMark187456084" text:outline-level="3"/>3.7.<text:bookmark-end text:name="h.s10767wfy4y"/> Párrafos<text:toc-mark-end text:id="IMark187456084"/></text:h>
      <text:p text:style-name="P19">Para la letra de texto común en los párrafos y enumeraciones se tendrán en cuenta: </text:p>
      <text:list xml:id="list9" text:style-name="LS2">
        <text:list-item>
          <text:p text:style-name="P26">Tipografía: Arial</text:p>
        </text:list-item>
        <text:list-item>
          <text:p text:style-name="P26">Interlineado: 1,5px</text:p>
        </text:list-item>
        <text:list-item>
          <text:p text:style-name="P30">Tamaño de fuente: 12px</text:p>
        </text:list-item>
      </text:list>
      <text:p text:style-name="P31"><text:tab/>Todos los párrafos deberán estar con estilo de línea justificado.</text:p>
      <text:h text:style-name="P43" text:outline-level="10"><text:bookmark-start text:name="h.k4clybltmi5m"/><text:toc-mark-start text:id="IMark194681324" text:outline-level="3"/>3.8.<text:bookmark-end text:name="h.k4clybltmi5m"/> Sangría<text:toc-mark-end text:id="IMark194681324"/></text:h>
      <text:p text:style-name="P21">La sangría será de 0,30 cm de la primera línea de cada párrafo. No se debe sangrar la reseña, los títulos y cabeceras, los títulos de tabla y de figura.</text:p>
      <text:h text:style-name="P51" text:outline-level="10"><text:bookmark-start text:name="h.xb7092xvyhnk"/><text:toc-mark-start text:id="IMark178600708" text:outline-level="3"/>3.9.<text:bookmark-end text:name="h.xb7092xvyhnk"/> Índices<text:toc-mark-end text:id="IMark178600708"/></text:h>
      <text:p text:style-name="P37"><text:tab/>Los índices deberán realizarse luego de la portada del documento, en este se establecerán: Las secciones en el margen izquierdo y el número de página en el derecho. Las secciones que se establecerán en el índice corresponderán a aquellos <text:soft-page-break/>con títulos de grado principal, secundario y en caso de ser necesario, terciario.</text:p>
      <text:h text:style-name="P50" text:outline-level="10"><text:bookmark-start text:name="h.u3lucwyn3diq1"/><text:toc-mark-start text:id="IMark194681324" text:outline-level="3"/><text:span text:style-name="T6">3.10.</text:span><text:bookmark-end text:name="h.u3lucwyn3diq1"/><text:span text:style-name="T6"> Figuras</text:span><text:toc-mark-end text:id="IMark194681324"/></text:h>
      <text:h text:style-name="P34" text:outline-level="10"><text:tab/>Las figuras deberán ser <text:s/>centradas y sin compartir líneas con texto. Opcionalmente pueden estar seguidas de una descripción de la misma, indicando su nombre con el formato “Figura X.” , centrado y cursiva, donde “X” se reemplaza con un número cuyo orden se establecerá secuencialmente según el orden en que vayan apareciendo las figuras en el documento, y pudiendo su nombre emplearse como referencia a la misma</text:h>
      <text:h text:style-name="P50" text:outline-level="10"><text:bookmark-start text:name="h.u3lucwyn3diq11"/><text:toc-mark-start text:id="IMark194681324" text:outline-level="3"/><text:span text:style-name="T6">3.11.</text:span><text:bookmark-end text:name="h.u3lucwyn3diq11"/><text:span text:style-name="T6"> Tablas</text:span><text:toc-mark-end text:id="IMark194681324"/></text:h>
      <text:h text:style-name="P34" text:outline-level="10"><text:tab/>Las tablas deberán estar <text:s/>centradas y sin compartir líneas con texto. Opcionalmente pueden estar seguidas de una descripción de la misma, indicando su nombre con el formato “Tabla X.” , centrado y cursiva, donde “X” se reemplaza con un número cuyo orden se establecerá secuencialmente según el orden en que vayan apareciendo otras tablas en el documento, y pudiendo su nombre emplearse como referencia a la misma</text:h>
      <text:h text:style-name="P50" text:outline-level="10"><text:bookmark-start text:name="h.u3lucwyn3diq111"/><text:toc-mark-start text:id="IMark178600708" text:outline-level="3"/><text:span text:style-name="T6">3.1</text:span><text:bookmark-end text:name="h.u3lucwyn3diq111"/><text:span text:style-name="T6">2. Código</text:span><text:toc-mark-end text:id="IMark178600708"/></text:h>
      <text:h text:style-name="P40" text:outline-level="10"><text:span text:style-name="T7">El código de programas en algún lenguaje en particular o pseudo-código deberá, siendo esta la única excepción, utilizar la tipog</text:span><text:span text:style-name="T8">rafía “Free Mono</text:span><text:span text:style-name="T2">”</text:span><text:span text:style-name="T8"> <text:s/>en tamaño 9. Además se deberán mostrar los números de línea del mismo para poder, en otros segmentos, hacer referencia a los mismos. Los códigos llevarán como título centrado, sin negrita, pero cursiva, el nombre del código con el formato “Código X.” donde “X” se reemplaza con un número cuyo orden se establecerá secuencialmente según el orden en que vayan apareciendo códigos en el documento. Como descripción, y a modo explicativo, se podrá especificar un nombre al código, de poseer uno o si el mismo describe su función, el mismo iría junto con el título de forma opcional. </text:span></text:h>
      <text:h text:style-name="P50" text:outline-level="10"><text:bookmark-start text:name="h.u3lucwyn3diq"/><text:toc-mark-start text:id="IMark178600708" text:outline-level="3"/><text:span text:style-name="T6">3.13.</text:span><text:bookmark-end text:name="h.u3lucwyn3diq"/><text:span text:style-name="T6"> Portada</text:span><text:toc-mark-end text:id="IMark178600708"/></text:h>
      <text:p text:style-name="P37"><text:tab/>La portada deberá empezar con el nombre de la organización que promueve el proyecto, seguido de tres lineas luego el nombre del proyecto, tres lineas, el nombre del documento que se entregará, seguido de tres lineas, los nombres de los <text:s text:c="2"/>encargados de la realización del proyecto, luego tres lineas el nombre del guía del proyecto, tres lineas y el lugar (cuidad) y año de realización.</text:p>
      <text:h text:style-name="P43" text:outline-level="10"><text:bookmark-start text:name="h.qglayjbgzf5y"/><text:toc-mark-start text:id="IMark178600708" text:outline-level="3"/>3.1<text:bookmark-end text:name="h.qglayjbgzf5y"/>4. Tamaño de página<text:toc-mark-end text:id="IMark178600708"/></text:h>
      <text:p text:style-name="P36"><text:tab/>El tamaño de la hoja que se utilizará para realizar el documento será A4.</text:p>
      <text:h text:style-name="P43" text:outline-level="10"><text:bookmark-start text:name="h.qglayjbgzf5y2"/><text:toc-mark-start text:id="IMark187456084" text:outline-level="3"/>3.1<text:bookmark-end text:name="h.qglayjbgzf5y2"/>5. Estructura del documento<text:toc-mark-end text:id="IMark187456084"/></text:h>
      <text:h text:style-name="P41" text:outline-level="10">Los documentos presentados que se apeguen a estas convenciones deberán contar, como mínimo con</text:h>
      <text:list xml:id="list2090567139" text:continue-numbering="true" text:style-name="LS2">
        <text:list-item>
          <text:h text:style-name="P15" text:outline-level="10">Una portada</text:h>
        </text:list-item>
        <text:list-item>
          <text:h text:style-name="P15" text:outline-level="10">Un índice</text:h>
        </text:list-item>
        <text:list-item>
          <text:h text:style-name="P15" text:outline-level="10">Y una sección de “Propósito”, en el cuerpo del contenido.</text:h>
        </text:list-item>
      </text:list>
      <text:h text:style-name="P16" text:outline-level="10"><text:tab/>De forma más específica los documentos de los siguientes tipos deben contar con la estructura descripta a continuación:</text:h>
      <text:h text:style-name="P16" text:outline-level="10"><text:soft-page-break/>Especificación de los Requerimientos del Software:</text:h>
      <text:list xml:id="list956883873" text:continue-numbering="true" text:style-name="LS2">
        <text:list-item>
          <text:h text:style-name="P17" text:outline-level="10">Introducción: Breve descripción del documento presentado, su propósito y a quienes va dirigido</text:h>
        </text:list-item>
        <text:list-item>
          <text:h text:style-name="P17" text:outline-level="10">Glosario: Conglomerado de definiciones de términos empleados a lo largo del documento y cuya aclaración se considera fundamental para la correcta apreciación del mismo</text:h>
        </text:list-item>
        <text:list-item>
          <text:h text:style-name="P17" text:outline-level="10">Descripción Global: Descripción desde un punto de vista general de las prestaciones, características y propósitos del proyecto.</text:h>
        </text:list-item>
        <text:list-item>
          <text:h text:style-name="P17" text:outline-level="10">Requerimientos Funcionales: Listado de los Requerimientos Funcionales del Sistema, separados en secciones según convenga.</text:h>
        </text:list-item>
        <text:list-item>
          <text:h text:style-name="P17" text:outline-level="10">Requerimientos no Funcionales: Listado de los Requerimientos no Funcionales del Sistema, separados en secciones según convenga.</text:h>
        </text:list-item>
        <text:list-item>
          <text:h text:style-name="P17" text:outline-level="10">Diagrama de Casos de Uso: Diagrama general de casos de uso del sistema</text:h>
        </text:list-item>
        <text:list-item>
          <text:h text:style-name="P17" text:outline-level="10">Diagrama de Base de Datos: Diagrama general de la base de datos.</text:h>
        </text:list-item>
        <text:list-item>
          <text:h text:style-name="P17" text:outline-level="10">Aprobación del ERS: Que consiste en la prueba que avala la aprobación de lo establecido en el documento.</text:h>
        </text:list-item>
      </text:list>
      <text:h text:style-name="P18" text:outline-level="10">Gestión de Configuración de Software:</text:h>
      <text:list xml:id="list2097451339" text:continue-numbering="true" text:style-name="LS2">
        <text:list-item>
          <text:h text:style-name="P17" text:outline-level="10">Proposito: Establece el propósito de la elaboración y presentación del documento, “el hecho de fijar estándares y convenciones para los documentos”.</text:h>
        </text:list-item>
        <text:list-item>
          <text:h text:style-name="P17" text:outline-level="10">Formato estandar para documentos del proyecto: Indica el contenido del documento, y a continuación se establece el propósito del mismo.</text:h>
        </text:list-item>
        <text:list-item>
          <text:h text:style-name="P17" text:outline-level="10">En Archivos: Establece los estándares y convenciones referentes al formato de los documentos a emplear y convenciones del formato de las cadenas de texto empleadas para nombrarlos.</text:h>
        </text:list-item>
        <text:list-item>
          <text:h text:style-name="P17" text:outline-level="10">En Documentos: Establece los estándares para el contenido, formato, estructura y estilos del contenido de los documentos.</text:h>
        </text:list-item>
      </text:list>
      <text:h text:style-name="P18" text:outline-level="10">Informes:</text:h>
      <text:list xml:id="list861592922" text:continue-numbering="true" text:style-name="LS2">
        <text:list-item>
          <text:h text:style-name="P17" text:outline-level="10">Introducción: Breve descripción del documento presentado, su propósito y a quienes va dirigido</text:h>
        </text:list-item>
        <text:list-item>
          <text:h text:style-name="P17" text:outline-level="10">Informes: Sección principal que indica el cuerpo del documento y que contendrá una sección de “Descripción del Informe” y “Presentación” por cada informe especificado.</text:h>
        </text:list-item>
        <text:list-item>
          <text:h text:style-name="P17" text:outline-level="10">Descripción del Informe: Descripción textual del informe presentado, con los campos a incluir y datos extras como membretes, logotipos, etc. </text:h>
        </text:list-item>
        <text:list-item>
          <text:h text:style-name="P17" text:outline-level="10">Presentación: Una presentación visual a modo de ejemplo de cómo luciría el informe descripto.</text:h>
          <text:h text:style-name="P17" text:outline-level="10"/>
        </text:list-item>
      </text:list>
      <text:h text:style-name="P18" text:outline-level="10">Planilla de Planificación:</text:h>
      <text:list xml:id="list1859142215" text:continue-numbering="true" text:style-name="LS2">
        <text:list-item>
          <text:h text:style-name="P17" text:outline-level="10">Hoja1: Identificación de los miembros del grupo de trabajo, nombre del proyecto y tipo de documento a presentar, así como una breve descripción de su propósito</text:h>
        </text:list-item>
        <text:list-item>
          <text:h text:style-name="P17" text:outline-level="10">Hoja2: Contando con la planilla de planificación, empleando coloreado y abreviaturas, las cuales se deberán aclaran en una tabla separada a modo de referencia. En la tabla definida en esta hoja se tendrán módulos y casos de uso, las fechas que se espera durará su planificación, desarrollo e implementación, así como los encargado a realizar estas labore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arial" svg:font-family="arial" style:font-family-generic="swiss"/>
    <style:font-face style:name="DejaVu Sans"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entury Schoolbook L" svg:font-family="'Century Schoolbook L'" style:font-family-generic="swiss" style:font-pitch="variable"/>
    <style:font-face style:name="Courier 10 Pitch" svg:font-family="'Courier 10 Pitch'" style:font-family-generic="swiss" style:font-pitch="variable"/>
    <style:font-face style:name="FreeMono" svg:font-family="FreeMono" style:font-family-generic="swiss" style:font-pitch="variable"/>
    <style:font-face style:name="FreeSans" svg:font-family="FreeSans" style:font-family-generic="swiss" style:font-pitch="variable"/>
    <style:font-face style:name="Garuda" svg:font-family="Garuda" style:font-family-generic="swiss" style:font-pitch="variable"/>
    <style:font-face style:name="Liberation Sans" svg:font-family="'Liberation Sans'" style:font-family-generic="swiss" style:font-pitch="variable"/>
    <style:font-face style:name="gargi" svg:font-family="garg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4.4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3.96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3.462cm" style:type="right" style:leader-style="dotted" style:leader-text="."/>
        </style:tab-stops>
      </style:paragraph-properties>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Arial1" fo:font-size="10pt" style:font-name-asian="DejaVu Sans" style:font-size-asian="10pt" style:font-name-complex="DejaVu Sans Mono" style:font-size-complex="10pt"/>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quel </meta:initial-creator>
    <meta:creation-date>2013-03-16T20:01:25</meta:creation-date>
    <dc:date>2013-03-16T21:12:27</dc:date>
    <dc:creator>raquel </dc:creator>
    <meta:editing-duration>PT1H9M26S</meta:editing-duration>
    <meta:editing-cycles>6</meta:editing-cycles>
    <meta:generator>LibreOffice/3.5$Linux_x86 LibreOffice_project/350m1$Build-2</meta:generator>
    <meta:document-statistic meta:table-count="0" meta:image-count="0" meta:object-count="0" meta:page-count="7" meta:paragraph-count="148" meta:word-count="1810" meta:character-count="11169" meta:non-whitespace-character-count="9507"/>
  </office:meta>
</office:document-meta>
</file>